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0000" calcext:value-type="string">
            <text:p>E3300000</text:p>
          </table:table-cell>
          <table:table-cell table:formula="of:=BITLSHIFT([.H1];20)+BITLSHIFT([.J1];24)+BITLSHIFT([.L1];28)" office:value-type="float" office:value="3811573760" calcext:value-type="float">
            <text:p>3811573760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0000" calcext:value-type="string">
            <text:p>F3300000</text:p>
          </table:table-cell>
          <table:table-cell table:formula="of:=BITLSHIFT([.H2];20)+BITLSHIFT([.J2];24)+BITLSHIFT([.L2];28)" office:value-type="float" office:value="4080009216" calcext:value-type="float">
            <text:p>4080009216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0000" calcext:value-type="string">
            <text:p>43300000</text:p>
          </table:table-cell>
          <table:table-cell table:formula="of:=BITLSHIFT([.H3];20)+BITLSHIFT([.J3];24)+BITLSHIFT([.L3];28)" office:value-type="float" office:value="1127219200" calcext:value-type="float">
            <text:p>1127219200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0000" calcext:value-type="string">
            <text:p>53300000</text:p>
          </table:table-cell>
          <table:table-cell table:formula="of:=BITLSHIFT([.H4];20)+BITLSHIFT([.J4];24)+BITLSHIFT([.L4];28)" office:value-type="float" office:value="1395654656" calcext:value-type="float">
            <text:p>1395654656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" calcext:value-type="error">
            <text:p>#N/A</text:p>
          </table:table-cell>
          <table:table-cell table:formula="of:=BITLSHIFT([.H5];20)+BITLSHIFT([.J5];24)+BITLSHIFT([.L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5];0;0;-2;1;&quot;mA&quot;;2)" office:value-type="string" office:string-value="" calcext:value-type="error">
            <text:p>#N/A</text:p>
          </table:table-cell>
          <table:table-cell/>
          <table:table-cell table:formula="of:=COM.MICROSOFT.SWITCH([.R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44300000" calcext:value-type="string">
            <text:p>44300000</text:p>
          </table:table-cell>
          <table:table-cell table:formula="of:=BITLSHIFT([.H6];20)+BITLSHIFT([.J6];24)+BITLSHIFT([.L6];28)" office:value-type="float" office:value="1143996416" calcext:value-type="float">
            <text:p>114399641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6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6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55300000" calcext:value-type="string">
            <text:p>55300000</text:p>
          </table:table-cell>
          <table:table-cell table:formula="of:=BITLSHIFT([.H7];20)+BITLSHIFT([.J7];24)+BITLSHIFT([.L7];28)" office:value-type="float" office:value="1429209088" calcext:value-type="float">
            <text:p>1429209088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7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7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44300000" calcext:value-type="string">
            <text:p>44300000</text:p>
          </table:table-cell>
          <table:table-cell table:formula="of:=BITLSHIFT([.H8];20)+BITLSHIFT([.J8];24)+BITLSHIFT([.L8];28)" office:value-type="float" office:value="1143996416" calcext:value-type="float">
            <text:p>1143996416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8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8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" calcext:value-type="error">
            <text:p>#N/A</text:p>
          </table:table-cell>
          <table:table-cell table:formula="of:=BITLSHIFT([.H9];20)+BITLSHIFT([.J9];24)+BITLSHIFT([.L9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9];0;0;-2;1;&quot;mA&quot;;2)" office:value-type="string" office:string-value="" calcext:value-type="error">
            <text:p>#N/A</text:p>
          </table:table-cell>
          <table:table-cell/>
          <table:table-cell table:formula="of:=COM.MICROSOFT.SWITCH([.R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EEF00000" calcext:value-type="string">
            <text:p>EEF00000</text:p>
          </table:table-cell>
          <table:table-cell table:formula="of:=BITLSHIFT([.H10];20)+BITLSHIFT([.J10];24)+BITLSHIFT([.L10];28)" office:value-type="float" office:value="4008706048" calcext:value-type="float">
            <text:p>4008706048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FF300000" calcext:value-type="string">
            <text:p>FF300000</text:p>
          </table:table-cell>
          <table:table-cell table:formula="of:=BITLSHIFT([.H11];20)+BITLSHIFT([.J11];24)+BITLSHIFT([.L11];28)" office:value-type="float" office:value="4281335808" calcext:value-type="float">
            <text:p>4281335808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33300000" calcext:value-type="string">
            <text:p>33300000</text:p>
          </table:table-cell>
          <table:table-cell table:formula="of:=BITLSHIFT([.H12];20)+BITLSHIFT([.J12];24)+BITLSHIFT([.L12];28)" office:value-type="float" office:value="858783744" calcext:value-type="float">
            <text:p>858783744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" calcext:value-type="error">
            <text:p>#N/A</text:p>
          </table:table-cell>
          <table:table-cell table:formula="of:=BITLSHIFT([.H13];20)+BITLSHIFT([.J13];24)+BITLSHIFT([.L1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3];0;0;-2;1;&quot;mA&quot;;2)" office:value-type="string" office:string-value="" calcext:value-type="error">
            <text:p>#N/A</text:p>
          </table:table-cell>
          <table:table-cell/>
          <table:table-cell table:formula="of:=COM.MICROSOFT.SWITCH([.R1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EEF00000" calcext:value-type="string">
            <text:p>EEF00000</text:p>
          </table:table-cell>
          <table:table-cell table:formula="of:=BITLSHIFT([.H14];20)+BITLSHIFT([.J14];24)+BITLSHIFT([.L14];28)" office:value-type="float" office:value="4008706048" calcext:value-type="float">
            <text:p>4008706048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FF300000" calcext:value-type="string">
            <text:p>FF300000</text:p>
          </table:table-cell>
          <table:table-cell table:formula="of:=BITLSHIFT([.H15];20)+BITLSHIFT([.J15];24)+BITLSHIFT([.L15];28)" office:value-type="float" office:value="4281335808" calcext:value-type="float">
            <text:p>4281335808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33300000" calcext:value-type="string">
            <text:p>33300000</text:p>
          </table:table-cell>
          <table:table-cell table:formula="of:=BITLSHIFT([.H16];20)+BITLSHIFT([.J16];24)+BITLSHIFT([.L16];28)" office:value-type="float" office:value="858783744" calcext:value-type="float">
            <text:p>858783744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300000" calcext:value-type="string">
            <text:p>EE300000</text:p>
          </table:table-cell>
          <table:table-cell table:formula="of:=BITLSHIFT([.H17];20)+BITLSHIFT([.J17];24)+BITLSHIFT([.L17];28)" office:value-type="float" office:value="3996123136" calcext:value-type="float">
            <text:p>3996123136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0000" calcext:value-type="string">
            <text:p>FF300000</text:p>
          </table:table-cell>
          <table:table-cell table:formula="of:=BITLSHIFT([.H18];20)+BITLSHIFT([.J18];24)+BITLSHIFT([.L18];28)" office:value-type="float" office:value="4281335808" calcext:value-type="float">
            <text:p>4281335808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EE300000" calcext:value-type="string">
            <text:p>EE300000</text:p>
          </table:table-cell>
          <table:table-cell table:formula="of:=BITLSHIFT([.H19];20)+BITLSHIFT([.J19];24)+BITLSHIFT([.L19];28)" office:value-type="float" office:value="3996123136" calcext:value-type="float">
            <text:p>3996123136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FF300000" calcext:value-type="string">
            <text:p>FF300000</text:p>
          </table:table-cell>
          <table:table-cell table:formula="of:=BITLSHIFT([.H20];20)+BITLSHIFT([.J20];24)+BITLSHIFT([.L20];28)" office:value-type="float" office:value="4281335808" calcext:value-type="float">
            <text:p>4281335808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" calcext:value-type="error">
            <text:p>#N/A</text:p>
          </table:table-cell>
          <table:table-cell table:formula="of:=BITLSHIFT([.H21];20)+BITLSHIFT([.J21];24)+BITLSHIFT([.L21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1];0;0;-2;1;&quot;mA&quot;;2)" office:value-type="string" office:string-value="" calcext:value-type="error">
            <text:p>#N/A</text:p>
          </table:table-cell>
          <table:table-cell/>
          <table:table-cell table:formula="of:=COM.MICROSOFT.SWITCH([.R2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33300000" calcext:value-type="string">
            <text:p>33300000</text:p>
          </table:table-cell>
          <table:table-cell table:formula="of:=BITLSHIFT([.H22];20)+BITLSHIFT([.J22];24)+BITLSHIFT([.L22];28)" office:value-type="float" office:value="858783744" calcext:value-type="float">
            <text:p>858783744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2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2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" calcext:value-type="error">
            <text:p>#N/A</text:p>
          </table:table-cell>
          <table:table-cell table:formula="of:=BITLSHIFT([.H23];20)+BITLSHIFT([.J23];24)+BITLSHIFT([.L2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3];0;0;-2;1;&quot;mA&quot;;2)" office:value-type="string" office:string-value="" calcext:value-type="error">
            <text:p>#N/A</text:p>
          </table:table-cell>
          <table:table-cell/>
          <table:table-cell table:formula="of:=COM.MICROSOFT.SWITCH([.R2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21000000" calcext:value-type="string">
            <text:p>21000000</text:p>
          </table:table-cell>
          <table:table-cell table:formula="of:=BITLSHIFT([.H24];20)+BITLSHIFT([.J24];24)+BITLSHIFT([.L24];28)" office:value-type="float" office:value="553648128" calcext:value-type="float">
            <text:p>553648128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4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" calcext:value-type="error">
            <text:p>#N/A</text:p>
          </table:table-cell>
          <table:table-cell table:formula="of:=BITLSHIFT([.H25];20)+BITLSHIFT([.J25];24)+BITLSHIFT([.L2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5];0;0;-2;1;&quot;mA&quot;;2)" office:value-type="string" office:string-value="" calcext:value-type="error">
            <text:p>#N/A</text:p>
          </table:table-cell>
          <table:table-cell/>
          <table:table-cell table:formula="of:=COM.MICROSOFT.SWITCH([.R2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8E300000" calcext:value-type="string">
            <text:p>8E300000</text:p>
          </table:table-cell>
          <table:table-cell table:formula="of:=BITLSHIFT([.H26];20)+BITLSHIFT([.J26];24)+BITLSHIFT([.L26];28)" office:value-type="float" office:value="2385510400" calcext:value-type="float">
            <text:p>2385510400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9F300000" calcext:value-type="string">
            <text:p>9F300000</text:p>
          </table:table-cell>
          <table:table-cell table:formula="of:=BITLSHIFT([.H27];20)+BITLSHIFT([.J27];24)+BITLSHIFT([.L27];28)" office:value-type="float" office:value="2670723072" calcext:value-type="float">
            <text:p>2670723072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EEF00000" calcext:value-type="string">
            <text:p>EEF00000</text:p>
          </table:table-cell>
          <table:table-cell table:formula="of:=BITLSHIFT([.H28];20)+BITLSHIFT([.J28];24)+BITLSHIFT([.L28];28)" office:value-type="float" office:value="4008706048" calcext:value-type="float">
            <text:p>4008706048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28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28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2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C3300000" calcext:value-type="string">
            <text:p>C3300000</text:p>
          </table:table-cell>
          <table:table-cell table:formula="of:=BITLSHIFT([.H29];20)+BITLSHIFT([.J29];24)+BITLSHIFT([.L29];28)" office:value-type="float" office:value="3274702848" calcext:value-type="float">
            <text:p>3274702848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2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C3300000" calcext:value-type="string">
            <text:p>C3300000</text:p>
          </table:table-cell>
          <table:table-cell table:formula="of:=BITLSHIFT([.H30];20)+BITLSHIFT([.J30];24)+BITLSHIFT([.L30];28)" office:value-type="float" office:value="3274702848" calcext:value-type="float">
            <text:p>3274702848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FF300000" calcext:value-type="string">
            <text:p>FF300000</text:p>
          </table:table-cell>
          <table:table-cell table:formula="of:=BITLSHIFT([.H31];20)+BITLSHIFT([.J31];24)+BITLSHIFT([.L31];28)" office:value-type="float" office:value="4281335808" calcext:value-type="float">
            <text:p>4281335808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3EF00000" calcext:value-type="string">
            <text:p>3EF00000</text:p>
          </table:table-cell>
          <table:table-cell table:formula="of:=BITLSHIFT([.H32];20)+BITLSHIFT([.J32];24)+BITLSHIFT([.L32];28)" office:value-type="float" office:value="1055916032" calcext:value-type="float">
            <text:p>1055916032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F3300000" calcext:value-type="string">
            <text:p>F3300000</text:p>
          </table:table-cell>
          <table:table-cell table:formula="of:=BITLSHIFT([.H33];20)+BITLSHIFT([.J33];24)+BITLSHIFT([.L33];28)" office:value-type="float" office:value="4080009216" calcext:value-type="float">
            <text:p>4080009216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EC300000" calcext:value-type="string">
            <text:p>EC300000</text:p>
          </table:table-cell>
          <table:table-cell table:formula="of:=BITLSHIFT([.H34];20)+BITLSHIFT([.J34];24)+BITLSHIFT([.L34];28)" office:value-type="float" office:value="3962568704" calcext:value-type="float">
            <text:p>3962568704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" calcext:value-type="error">
            <text:p>#N/A</text:p>
          </table:table-cell>
          <table:table-cell table:formula="of:=BITLSHIFT([.H35];20)+BITLSHIFT([.J35];24)+BITLSHIFT([.L3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3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3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3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35];0;0;-2;1;&quot;mA&quot;;2)" office:value-type="string" office:string-value="" calcext:value-type="error">
            <text:p>#N/A</text:p>
          </table:table-cell>
          <table:table-cell/>
          <table:table-cell table:formula="of:=COM.MICROSOFT.SWITCH([.R3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3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3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E8300000" calcext:value-type="string">
            <text:p>E8300000</text:p>
          </table:table-cell>
          <table:table-cell table:formula="of:=BITLSHIFT([.H36];20)+BITLSHIFT([.J36];24)+BITLSHIFT([.L36];28)" office:value-type="float" office:value="3895459840" calcext:value-type="float">
            <text:p>3895459840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F9300000" calcext:value-type="string">
            <text:p>F9300000</text:p>
          </table:table-cell>
          <table:table-cell table:formula="of:=BITLSHIFT([.H37];20)+BITLSHIFT([.J37];24)+BITLSHIFT([.L37];28)" office:value-type="float" office:value="4180672512" calcext:value-type="float">
            <text:p>4180672512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" calcext:value-type="error">
            <text:p>#N/A</text:p>
          </table:table-cell>
          <table:table-cell table:formula="of:=BITLSHIFT([.H38];20)+BITLSHIFT([.J38];24)+BITLSHIFT([.L38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3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3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3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38];0;0;-2;1;&quot;mA&quot;;2)" office:value-type="string" office:string-value="" calcext:value-type="error">
            <text:p>#N/A</text:p>
          </table:table-cell>
          <table:table-cell/>
          <table:table-cell table:formula="of:=COM.MICROSOFT.SWITCH([.R3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3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3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EF00000" calcext:value-type="string">
            <text:p>EEF00000</text:p>
          </table:table-cell>
          <table:table-cell table:formula="of:=BITLSHIFT([.H39];20)+BITLSHIFT([.J39];24)+BITLSHIFT([.L39];28)" office:value-type="float" office:value="4008706048" calcext:value-type="float">
            <text:p>4008706048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9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13100000" calcext:value-type="string">
            <text:p>13100000</text:p>
          </table:table-cell>
          <table:table-cell table:formula="of:=BITLSHIFT([.H40];20)+BITLSHIFT([.J40];24)+BITLSHIFT([.L40];28)" office:value-type="float" office:value="319815680" calcext:value-type="float">
            <text:p>319815680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0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0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13100000" calcext:value-type="string">
            <text:p>13100000</text:p>
          </table:table-cell>
          <table:table-cell table:formula="of:=BITLSHIFT([.H41];20)+BITLSHIFT([.J41];24)+BITLSHIFT([.L41];28)" office:value-type="float" office:value="319815680" calcext:value-type="float">
            <text:p>319815680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1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1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1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1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FF300000" calcext:value-type="string">
            <text:p>FF300000</text:p>
          </table:table-cell>
          <table:table-cell table:formula="of:=BITLSHIFT([.H42];20)+BITLSHIFT([.J42];24)+BITLSHIFT([.L42];28)" office:value-type="float" office:value="4281335808" calcext:value-type="float">
            <text:p>4281335808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" calcext:value-type="error">
            <text:p>#N/A</text:p>
          </table:table-cell>
          <table:table-cell table:formula="of:=BITLSHIFT([.H43];20)+BITLSHIFT([.J43];24)+BITLSHIFT([.L4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4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4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4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43];0;0;-2;1;&quot;mA&quot;;2)" office:value-type="string" office:string-value="" calcext:value-type="error">
            <text:p>#N/A</text:p>
          </table:table-cell>
          <table:table-cell/>
          <table:table-cell table:formula="of:=COM.MICROSOFT.SWITCH([.R4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4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4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EEF00000" calcext:value-type="string">
            <text:p>EEF00000</text:p>
          </table:table-cell>
          <table:table-cell table:formula="of:=BITLSHIFT([.H44];20)+BITLSHIFT([.J44];24)+BITLSHIFT([.L44];28)" office:value-type="float" office:value="4008706048" calcext:value-type="float">
            <text:p>4008706048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63300000" calcext:value-type="string">
            <text:p>63300000</text:p>
          </table:table-cell>
          <table:table-cell table:formula="of:=BITLSHIFT([.H45];20)+BITLSHIFT([.J45];24)+BITLSHIFT([.L45];28)" office:value-type="float" office:value="1664090112" calcext:value-type="float">
            <text:p>1664090112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63300000" calcext:value-type="string">
            <text:p>63300000</text:p>
          </table:table-cell>
          <table:table-cell table:formula="of:=BITLSHIFT([.H46];20)+BITLSHIFT([.J46];24)+BITLSHIFT([.L46];28)" office:value-type="float" office:value="1664090112" calcext:value-type="float">
            <text:p>1664090112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FF300000" calcext:value-type="string">
            <text:p>FF300000</text:p>
          </table:table-cell>
          <table:table-cell table:formula="of:=BITLSHIFT([.H47];20)+BITLSHIFT([.J47];24)+BITLSHIFT([.L47];28)" office:value-type="float" office:value="4281335808" calcext:value-type="float">
            <text:p>4281335808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36700000" calcext:value-type="string">
            <text:p>36700000</text:p>
          </table:table-cell>
          <table:table-cell table:formula="of:=BITLSHIFT([.H48];20)+BITLSHIFT([.J48];24)+BITLSHIFT([.L48];28)" office:value-type="float" office:value="913309696" calcext:value-type="float">
            <text:p>913309696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36700000" calcext:value-type="string">
            <text:p>36700000</text:p>
          </table:table-cell>
          <table:table-cell table:formula="of:=BITLSHIFT([.H49];20)+BITLSHIFT([.J49];24)+BITLSHIFT([.L49];28)" office:value-type="float" office:value="913309696" calcext:value-type="float">
            <text:p>913309696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9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9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9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C3300000" calcext:value-type="string">
            <text:p>C3300000</text:p>
          </table:table-cell>
          <table:table-cell table:formula="of:=BITLSHIFT([.H50];20)+BITLSHIFT([.J50];24)+BITLSHIFT([.L50];28)" office:value-type="float" office:value="3274702848" calcext:value-type="float">
            <text:p>3274702848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5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36700000" calcext:value-type="string">
            <text:p>36700000</text:p>
          </table:table-cell>
          <table:table-cell table:formula="of:=BITLSHIFT([.H51];20)+BITLSHIFT([.J51];24)+BITLSHIFT([.L51];28)" office:value-type="float" office:value="913309696" calcext:value-type="float">
            <text:p>913309696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1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1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1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D3300000" calcext:value-type="string">
            <text:p>D3300000</text:p>
          </table:table-cell>
          <table:table-cell table:formula="of:=BITLSHIFT([.H52];20)+BITLSHIFT([.J52];24)+BITLSHIFT([.L52];28)" office:value-type="float" office:value="3543138304" calcext:value-type="float">
            <text:p>3543138304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5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3C300000" calcext:value-type="string">
            <text:p>3C300000</text:p>
          </table:table-cell>
          <table:table-cell table:formula="of:=BITLSHIFT([.H53];20)+BITLSHIFT([.J53];24)+BITLSHIFT([.L53];28)" office:value-type="float" office:value="1009778688" calcext:value-type="float">
            <text:p>1009778688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5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36700000" calcext:value-type="string">
            <text:p>36700000</text:p>
          </table:table-cell>
          <table:table-cell table:formula="of:=BITLSHIFT([.H54];20)+BITLSHIFT([.J54];24)+BITLSHIFT([.L54];28)" office:value-type="float" office:value="913309696" calcext:value-type="float">
            <text:p>913309696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4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36700000" calcext:value-type="string">
            <text:p>36700000</text:p>
          </table:table-cell>
          <table:table-cell table:formula="of:=BITLSHIFT([.H55];20)+BITLSHIFT([.J55];24)+BITLSHIFT([.L55];28)" office:value-type="float" office:value="913309696" calcext:value-type="float">
            <text:p>913309696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5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5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5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3D300000" calcext:value-type="string">
            <text:p>3D300000</text:p>
          </table:table-cell>
          <table:table-cell table:formula="of:=BITLSHIFT([.H56];20)+BITLSHIFT([.J56];24)+BITLSHIFT([.L56];28)" office:value-type="float" office:value="1026555904" calcext:value-type="float">
            <text:p>1026555904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5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5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36700000" calcext:value-type="string">
            <text:p>36700000</text:p>
          </table:table-cell>
          <table:table-cell table:formula="of:=BITLSHIFT([.H57];20)+BITLSHIFT([.J57];24)+BITLSHIFT([.L57];28)" office:value-type="float" office:value="913309696" calcext:value-type="float">
            <text:p>913309696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7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3CD00000" calcext:value-type="string">
            <text:p>3CD00000</text:p>
          </table:table-cell>
          <table:table-cell table:formula="of:=BITLSHIFT([.H58];20)+BITLSHIFT([.J58];24)+BITLSHIFT([.L58];28)" office:value-type="float" office:value="1020264448" calcext:value-type="float">
            <text:p>1020264448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5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5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" calcext:value-type="error">
            <text:p>#N/A</text:p>
          </table:table-cell>
          <table:table-cell table:formula="of:=BITLSHIFT([.H59];20)+BITLSHIFT([.J59];24)+BITLSHIFT([.L59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5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5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5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59];0;0;-2;1;&quot;mA&quot;;2)" office:value-type="string" office:string-value="" calcext:value-type="error">
            <text:p>#N/A</text:p>
          </table:table-cell>
          <table:table-cell/>
          <table:table-cell table:formula="of:=COM.MICROSOFT.SWITCH([.R5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5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5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EEF00000" calcext:value-type="string">
            <text:p>EEF00000</text:p>
          </table:table-cell>
          <table:table-cell table:formula="of:=BITLSHIFT([.H60];20)+BITLSHIFT([.J60];24)+BITLSHIFT([.L60];28)" office:value-type="float" office:value="4008706048" calcext:value-type="float">
            <text:p>4008706048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30300000" calcext:value-type="string">
            <text:p>30300000</text:p>
          </table:table-cell>
          <table:table-cell table:formula="of:=BITLSHIFT([.H61];20)+BITLSHIFT([.J61];24)+BITLSHIFT([.L61];28)" office:value-type="float" office:value="808452096" calcext:value-type="float">
            <text:p>808452096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30300000" calcext:value-type="string">
            <text:p>30300000</text:p>
          </table:table-cell>
          <table:table-cell table:formula="of:=BITLSHIFT([.H62];20)+BITLSHIFT([.J62];24)+BITLSHIFT([.L62];28)" office:value-type="float" office:value="808452096" calcext:value-type="float">
            <text:p>808452096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2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2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30300000" calcext:value-type="string">
            <text:p>30300000</text:p>
          </table:table-cell>
          <table:table-cell table:formula="of:=BITLSHIFT([.H63];20)+BITLSHIFT([.J63];24)+BITLSHIFT([.L63];28)" office:value-type="float" office:value="808452096" calcext:value-type="float">
            <text:p>808452096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30300000" calcext:value-type="string">
            <text:p>30300000</text:p>
          </table:table-cell>
          <table:table-cell table:formula="of:=BITLSHIFT([.H64];20)+BITLSHIFT([.J64];24)+BITLSHIFT([.L64];28)" office:value-type="float" office:value="808452096" calcext:value-type="float">
            <text:p>808452096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4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FF300000" calcext:value-type="string">
            <text:p>FF300000</text:p>
          </table:table-cell>
          <table:table-cell table:formula="of:=BITLSHIFT([.H65];20)+BITLSHIFT([.J65];24)+BITLSHIFT([.L65];28)" office:value-type="float" office:value="4281335808" calcext:value-type="float">
            <text:p>4281335808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FF300000" calcext:value-type="string">
            <text:p>FF300000</text:p>
          </table:table-cell>
          <table:table-cell table:formula="of:=BITLSHIFT([.H66];20)+BITLSHIFT([.J66];24)+BITLSHIFT([.L66];28)" office:value-type="float" office:value="4281335808" calcext:value-type="float">
            <text:p>4281335808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00000" calcext:value-type="string">
            <text:p>30300000</text:p>
          </table:table-cell>
          <table:table-cell table:formula="of:=BITLSHIFT([.H67];20)+BITLSHIFT([.J67];24)+BITLSHIFT([.L67];28)" office:value-type="float" office:value="808452096" calcext:value-type="float">
            <text:p>808452096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33300000" calcext:value-type="string">
            <text:p>33300000</text:p>
          </table:table-cell>
          <table:table-cell table:formula="of:=BITLSHIFT([.H68];20)+BITLSHIFT([.J68];24)+BITLSHIFT([.L68];28)" office:value-type="float" office:value="858783744" calcext:value-type="float">
            <text:p>858783744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3CD00000" calcext:value-type="string">
            <text:p>3CD00000</text:p>
          </table:table-cell>
          <table:table-cell table:formula="of:=BITLSHIFT([.H69];20)+BITLSHIFT([.J69];24)+BITLSHIFT([.L69];28)" office:value-type="float" office:value="1020264448" calcext:value-type="float">
            <text:p>1020264448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69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300000" calcext:value-type="string">
            <text:p>3300000</text:p>
          </table:table-cell>
          <table:table-cell table:formula="of:=BITLSHIFT([.H70];20)+BITLSHIFT([.J70];24)+BITLSHIFT([.L70];28)" office:value-type="float" office:value="53477376" calcext:value-type="float">
            <text:p>53477376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3300000" calcext:value-type="string">
            <text:p>3300000</text:p>
          </table:table-cell>
          <table:table-cell table:formula="of:=BITLSHIFT([.H71];20)+BITLSHIFT([.J71];24)+BITLSHIFT([.L71];28)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" calcext:value-type="error">
            <text:p>#N/A</text:p>
          </table:table-cell>
          <table:table-cell table:formula="of:=BITLSHIFT([.H72];20)+BITLSHIFT([.J72];24)+BITLSHIFT([.L72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7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7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7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72];0;0;-2;1;&quot;mA&quot;;2)" office:value-type="string" office:string-value="" calcext:value-type="error">
            <text:p>#N/A</text:p>
          </table:table-cell>
          <table:table-cell/>
          <table:table-cell table:formula="of:=COM.MICROSOFT.SWITCH([.R7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7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7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8E300000" calcext:value-type="string">
            <text:p>8E300000</text:p>
          </table:table-cell>
          <table:table-cell table:formula="of:=BITLSHIFT([.H73];20)+BITLSHIFT([.J73];24)+BITLSHIFT([.L73];28)" office:value-type="float" office:value="2385510400" calcext:value-type="float">
            <text:p>2385510400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9F300000" calcext:value-type="string">
            <text:p>9F300000</text:p>
          </table:table-cell>
          <table:table-cell table:formula="of:=BITLSHIFT([.H74];20)+BITLSHIFT([.J74];24)+BITLSHIFT([.L74];28)" office:value-type="float" office:value="2670723072" calcext:value-type="float">
            <text:p>2670723072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EC300000" calcext:value-type="string">
            <text:p>EC300000</text:p>
          </table:table-cell>
          <table:table-cell table:formula="of:=BITLSHIFT([.H75];20)+BITLSHIFT([.J75];24)+BITLSHIFT([.L75];28)" office:value-type="float" office:value="3962568704" calcext:value-type="float">
            <text:p>3962568704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5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FD300000" calcext:value-type="string">
            <text:p>FD300000</text:p>
          </table:table-cell>
          <table:table-cell table:formula="of:=BITLSHIFT([.H76];20)+BITLSHIFT([.J76];24)+BITLSHIFT([.L76];28)" office:value-type="float" office:value="4247781376" calcext:value-type="float">
            <text:p>4247781376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" calcext:value-type="error">
            <text:p>#N/A</text:p>
          </table:table-cell>
          <table:table-cell table:formula="of:=BITLSHIFT([.H77];20)+BITLSHIFT([.J77];24)+BITLSHIFT([.L77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7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7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7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77];0;0;-2;1;&quot;mA&quot;;2)" office:value-type="string" office:string-value="" calcext:value-type="error">
            <text:p>#N/A</text:p>
          </table:table-cell>
          <table:table-cell/>
          <table:table-cell table:formula="of:=COM.MICROSOFT.SWITCH([.R7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7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7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C0800000" calcext:value-type="string">
            <text:p>C0800000</text:p>
          </table:table-cell>
          <table:table-cell table:formula="of:=BITLSHIFT([.H78];20)+BITLSHIFT([.J78];24)+BITLSHIFT([.L78];28)" office:value-type="float" office:value="3229614080" calcext:value-type="float">
            <text:p>3229614080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78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7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D9300000" calcext:value-type="string">
            <text:p>D9300000</text:p>
          </table:table-cell>
          <table:table-cell table:formula="of:=BITLSHIFT([.H79];20)+BITLSHIFT([.J79];24)+BITLSHIFT([.L79];28)" office:value-type="float" office:value="3643801600" calcext:value-type="float">
            <text:p>3643801600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D9300000" calcext:value-type="string">
            <text:p>D9300000</text:p>
          </table:table-cell>
          <table:table-cell table:formula="of:=BITLSHIFT([.H80];20)+BITLSHIFT([.J80];24)+BITLSHIFT([.L80];28)" office:value-type="float" office:value="3643801600" calcext:value-type="float">
            <text:p>3643801600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CD00000" calcext:value-type="string">
            <text:p>CCD00000</text:p>
          </table:table-cell>
          <table:table-cell table:formula="of:=BITLSHIFT([.H81];20)+BITLSHIFT([.J81];24)+BITLSHIFT([.L81];28)" office:value-type="float" office:value="3436183552" calcext:value-type="float">
            <text:p>3436183552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E3300000" calcext:value-type="string">
            <text:p>E3300000</text:p>
          </table:table-cell>
          <table:table-cell table:formula="of:=BITLSHIFT([.H82];20)+BITLSHIFT([.J82];24)+BITLSHIFT([.L82];28)" office:value-type="float" office:value="3811573760" calcext:value-type="float">
            <text:p>3811573760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E3300000" calcext:value-type="string">
            <text:p>E3300000</text:p>
          </table:table-cell>
          <table:table-cell table:formula="of:=BITLSHIFT([.H83];20)+BITLSHIFT([.J83];24)+BITLSHIFT([.L83];28)" office:value-type="float" office:value="3811573760" calcext:value-type="float">
            <text:p>3811573760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3CD00000" calcext:value-type="string">
            <text:p>3CD00000</text:p>
          </table:table-cell>
          <table:table-cell table:formula="of:=BITLSHIFT([.H84];20)+BITLSHIFT([.J84];24)+BITLSHIFT([.L84];28)" office:value-type="float" office:value="1020264448" calcext:value-type="float">
            <text:p>1020264448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DD300000" calcext:value-type="string">
            <text:p>DD300000</text:p>
          </table:table-cell>
          <table:table-cell table:formula="of:=BITLSHIFT([.H85];20)+BITLSHIFT([.J85];24)+BITLSHIFT([.L85];28)" office:value-type="float" office:value="3710910464" calcext:value-type="float">
            <text:p>3710910464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F3300000" calcext:value-type="string">
            <text:p>F3300000</text:p>
          </table:table-cell>
          <table:table-cell table:formula="of:=BITLSHIFT([.H86];20)+BITLSHIFT([.J86];24)+BITLSHIFT([.L86];28)" office:value-type="float" office:value="4080009216" calcext:value-type="float">
            <text:p>4080009216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" calcext:value-type="error">
            <text:p>#N/A</text:p>
          </table:table-cell>
          <table:table-cell table:formula="of:=BITLSHIFT([.H87];20)+BITLSHIFT([.J87];24)+BITLSHIFT([.L87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8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8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8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87];0;0;-2;1;&quot;mA&quot;;2)" office:value-type="string" office:string-value="" calcext:value-type="error">
            <text:p>#N/A</text:p>
          </table:table-cell>
          <table:table-cell/>
          <table:table-cell table:formula="of:=COM.MICROSOFT.SWITCH([.R8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8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8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20100000" calcext:value-type="string">
            <text:p>20100000</text:p>
          </table:table-cell>
          <table:table-cell table:formula="of:=BITLSHIFT([.H88];20)+BITLSHIFT([.J88];24)+BITLSHIFT([.L88];28)" office:value-type="float" office:value="537919488" calcext:value-type="float">
            <text:p>537919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88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88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8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88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88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" calcext:value-type="error">
            <text:p>#N/A</text:p>
          </table:table-cell>
          <table:table-cell table:formula="of:=BITLSHIFT([.H89];20)+BITLSHIFT([.J89];24)+BITLSHIFT([.L89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8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8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8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89];0;0;-2;1;&quot;mA&quot;;2)" office:value-type="string" office:string-value="" calcext:value-type="error">
            <text:p>#N/A</text:p>
          </table:table-cell>
          <table:table-cell/>
          <table:table-cell table:formula="of:=COM.MICROSOFT.SWITCH([.R8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8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8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0000000" calcext:value-type="string">
            <text:p>30000000</text:p>
          </table:table-cell>
          <table:table-cell table:formula="of:=BITLSHIFT([.H90];20)+BITLSHIFT([.J90];24)+BITLSHIFT([.L90];28)" office:value-type="float" office:value="805306368" calcext:value-type="float">
            <text:p>805306368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0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3CD00000" calcext:value-type="string">
            <text:p>3CD00000</text:p>
          </table:table-cell>
          <table:table-cell table:formula="of:=BITLSHIFT([.H91];20)+BITLSHIFT([.J91];24)+BITLSHIFT([.L91];28)" office:value-type="float" office:value="1020264448" calcext:value-type="float">
            <text:p>1020264448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3300000" calcext:value-type="string">
            <text:p>3300000</text:p>
          </table:table-cell>
          <table:table-cell table:formula="of:=BITLSHIFT([.H92];20)+BITLSHIFT([.J92];24)+BITLSHIFT([.L92];28)" office:value-type="float" office:value="53477376" calcext:value-type="float">
            <text:p>53477376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3300000" calcext:value-type="string">
            <text:p>3300000</text:p>
          </table:table-cell>
          <table:table-cell table:formula="of:=BITLSHIFT([.H93];20)+BITLSHIFT([.J93];24)+BITLSHIFT([.L93];28)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33000000" calcext:value-type="string">
            <text:p>33000000</text:p>
          </table:table-cell>
          <table:table-cell table:formula="of:=BITLSHIFT([.H94];20)+BITLSHIFT([.J94];24)+BITLSHIFT([.L94];28)" office:value-type="float" office:value="855638016" calcext:value-type="float">
            <text:p>855638016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" calcext:value-type="error">
            <text:p>#N/A</text:p>
          </table:table-cell>
          <table:table-cell table:formula="of:=BITLSHIFT([.H95];20)+BITLSHIFT([.J95];24)+BITLSHIFT([.L9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9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9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9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95];0;0;-2;1;&quot;mA&quot;;2)" office:value-type="string" office:string-value="" calcext:value-type="error">
            <text:p>#N/A</text:p>
          </table:table-cell>
          <table:table-cell/>
          <table:table-cell table:formula="of:=COM.MICROSOFT.SWITCH([.R9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9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9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0300000" calcext:value-type="string">
            <text:p>30300000</text:p>
          </table:table-cell>
          <table:table-cell table:formula="of:=BITLSHIFT([.H96];20)+BITLSHIFT([.J96];24)+BITLSHIFT([.L96];28)" office:value-type="float" office:value="808452096" calcext:value-type="float">
            <text:p>808452096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9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300000" calcext:value-type="string">
            <text:p>33300000</text:p>
          </table:table-cell>
          <table:table-cell table:formula="of:=BITLSHIFT([.H97];20)+BITLSHIFT([.J97];24)+BITLSHIFT([.L97];28)" office:value-type="float" office:value="858783744" calcext:value-type="float">
            <text:p>858783744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CD00000" calcext:value-type="string">
            <text:p>3CD00000</text:p>
          </table:table-cell>
          <table:table-cell table:formula="of:=BITLSHIFT([.H98];20)+BITLSHIFT([.J98];24)+BITLSHIFT([.L98];28)" office:value-type="float" office:value="1020264448" calcext:value-type="float">
            <text:p>1020264448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3300000" calcext:value-type="string">
            <text:p>3300000</text:p>
          </table:table-cell>
          <table:table-cell table:formula="of:=BITLSHIFT([.H99];20)+BITLSHIFT([.J99];24)+BITLSHIFT([.L99];28)" office:value-type="float" office:value="53477376" calcext:value-type="float">
            <text:p>53477376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3300000" calcext:value-type="string">
            <text:p>3300000</text:p>
          </table:table-cell>
          <table:table-cell table:formula="of:=BITLSHIFT([.H100];20)+BITLSHIFT([.J100];24)+BITLSHIFT([.L100];28)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" calcext:value-type="error">
            <text:p>#N/A</text:p>
          </table:table-cell>
          <table:table-cell table:formula="of:=BITLSHIFT([.H101];20)+BITLSHIFT([.J101];24)+BITLSHIFT([.L101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1];0;0;-2;1;&quot;mA&quot;;2)" office:value-type="string" office:string-value="" calcext:value-type="error">
            <text:p>#N/A</text:p>
          </table:table-cell>
          <table:table-cell/>
          <table:table-cell table:formula="of:=COM.MICROSOFT.SWITCH([.R10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" calcext:value-type="error">
            <text:p>#N/A</text:p>
          </table:table-cell>
          <table:table-cell table:formula="of:=BITLSHIFT([.H102];20)+BITLSHIFT([.J102];24)+BITLSHIFT([.L102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2];0;0;-2;1;&quot;mA&quot;;2)" office:value-type="string" office:string-value="" calcext:value-type="error">
            <text:p>#N/A</text:p>
          </table:table-cell>
          <table:table-cell/>
          <table:table-cell table:formula="of:=COM.MICROSOFT.SWITCH([.R10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" calcext:value-type="error">
            <text:p>#N/A</text:p>
          </table:table-cell>
          <table:table-cell table:formula="of:=BITLSHIFT([.H103];20)+BITLSHIFT([.J103];24)+BITLSHIFT([.L10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3];0;0;-2;1;&quot;mA&quot;;2)" office:value-type="string" office:string-value="" calcext:value-type="error">
            <text:p>#N/A</text:p>
          </table:table-cell>
          <table:table-cell/>
          <table:table-cell table:formula="of:=COM.MICROSOFT.SWITCH([.R10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" calcext:value-type="error">
            <text:p>#N/A</text:p>
          </table:table-cell>
          <table:table-cell table:formula="of:=BITLSHIFT([.H104];20)+BITLSHIFT([.J104];24)+BITLSHIFT([.L104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4];0;0;-2;1;&quot;mA&quot;;2)" office:value-type="string" office:string-value="" calcext:value-type="error">
            <text:p>#N/A</text:p>
          </table:table-cell>
          <table:table-cell/>
          <table:table-cell table:formula="of:=COM.MICROSOFT.SWITCH([.R10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" calcext:value-type="error">
            <text:p>#N/A</text:p>
          </table:table-cell>
          <table:table-cell table:formula="of:=BITLSHIFT([.H105];20)+BITLSHIFT([.J105];24)+BITLSHIFT([.L10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5];0;0;-2;1;&quot;mA&quot;;2)" office:value-type="string" office:string-value="" calcext:value-type="error">
            <text:p>#N/A</text:p>
          </table:table-cell>
          <table:table-cell/>
          <table:table-cell table:formula="of:=COM.MICROSOFT.SWITCH([.R10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" calcext:value-type="error">
            <text:p>#N/A</text:p>
          </table:table-cell>
          <table:table-cell table:formula="of:=BITLSHIFT([.H106];20)+BITLSHIFT([.J106];24)+BITLSHIFT([.L106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6];0;0;-2;1;&quot;mA&quot;;2)" office:value-type="string" office:string-value="" calcext:value-type="error">
            <text:p>#N/A</text:p>
          </table:table-cell>
          <table:table-cell/>
          <table:table-cell table:formula="of:=COM.MICROSOFT.SWITCH([.R10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" calcext:value-type="error">
            <text:p>#N/A</text:p>
          </table:table-cell>
          <table:table-cell table:formula="of:=BITLSHIFT([.H107];20)+BITLSHIFT([.J107];24)+BITLSHIFT([.L107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7];0;0;-2;1;&quot;mA&quot;;2)" office:value-type="string" office:string-value="" calcext:value-type="error">
            <text:p>#N/A</text:p>
          </table:table-cell>
          <table:table-cell/>
          <table:table-cell table:formula="of:=COM.MICROSOFT.SWITCH([.R10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" calcext:value-type="error">
            <text:p>#N/A</text:p>
          </table:table-cell>
          <table:table-cell table:formula="of:=BITLSHIFT([.H108];20)+BITLSHIFT([.J108];24)+BITLSHIFT([.L108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8];0;0;-2;1;&quot;mA&quot;;2)" office:value-type="string" office:string-value="" calcext:value-type="error">
            <text:p>#N/A</text:p>
          </table:table-cell>
          <table:table-cell/>
          <table:table-cell table:formula="of:=COM.MICROSOFT.SWITCH([.R10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" calcext:value-type="error">
            <text:p>#N/A</text:p>
          </table:table-cell>
          <table:table-cell table:formula="of:=BITLSHIFT([.H109];20)+BITLSHIFT([.J109];24)+BITLSHIFT([.L109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9];0;0;-2;1;&quot;mA&quot;;2)" office:value-type="string" office:string-value="" calcext:value-type="error">
            <text:p>#N/A</text:p>
          </table:table-cell>
          <table:table-cell/>
          <table:table-cell table:formula="of:=COM.MICROSOFT.SWITCH([.R10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" calcext:value-type="error">
            <text:p>#N/A</text:p>
          </table:table-cell>
          <table:table-cell table:formula="of:=BITLSHIFT([.H110];20)+BITLSHIFT([.J110];24)+BITLSHIFT([.L110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0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0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0];0;0;-2;1;&quot;mA&quot;;2)" office:value-type="string" office:string-value="" calcext:value-type="error">
            <text:p>#N/A</text:p>
          </table:table-cell>
          <table:table-cell/>
          <table:table-cell table:formula="of:=COM.MICROSOFT.SWITCH([.R110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0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0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" calcext:value-type="error">
            <text:p>#N/A</text:p>
          </table:table-cell>
          <table:table-cell table:formula="of:=BITLSHIFT([.H111];20)+BITLSHIFT([.J111];24)+BITLSHIFT([.L111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1];0;0;-2;1;&quot;mA&quot;;2)" office:value-type="string" office:string-value="" calcext:value-type="error">
            <text:p>#N/A</text:p>
          </table:table-cell>
          <table:table-cell/>
          <table:table-cell table:formula="of:=COM.MICROSOFT.SWITCH([.R11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" calcext:value-type="error">
            <text:p>#N/A</text:p>
          </table:table-cell>
          <table:table-cell table:formula="of:=BITLSHIFT([.H112];20)+BITLSHIFT([.J112];24)+BITLSHIFT([.L112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2];0;0;-2;1;&quot;mA&quot;;2)" office:value-type="string" office:string-value="" calcext:value-type="error">
            <text:p>#N/A</text:p>
          </table:table-cell>
          <table:table-cell/>
          <table:table-cell table:formula="of:=COM.MICROSOFT.SWITCH([.R11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" calcext:value-type="error">
            <text:p>#N/A</text:p>
          </table:table-cell>
          <table:table-cell table:formula="of:=BITLSHIFT([.H113];20)+BITLSHIFT([.J113];24)+BITLSHIFT([.L11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3];0;0;-2;1;&quot;mA&quot;;2)" office:value-type="string" office:string-value="" calcext:value-type="error">
            <text:p>#N/A</text:p>
          </table:table-cell>
          <table:table-cell/>
          <table:table-cell table:formula="of:=COM.MICROSOFT.SWITCH([.R11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" calcext:value-type="error">
            <text:p>#N/A</text:p>
          </table:table-cell>
          <table:table-cell table:formula="of:=BITLSHIFT([.H114];20)+BITLSHIFT([.J114];24)+BITLSHIFT([.L114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4];0;0;-2;1;&quot;mA&quot;;2)" office:value-type="string" office:string-value="" calcext:value-type="error">
            <text:p>#N/A</text:p>
          </table:table-cell>
          <table:table-cell/>
          <table:table-cell table:formula="of:=COM.MICROSOFT.SWITCH([.R11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" calcext:value-type="error">
            <text:p>#N/A</text:p>
          </table:table-cell>
          <table:table-cell table:formula="of:=BITLSHIFT([.H115];20)+BITLSHIFT([.J115];24)+BITLSHIFT([.L11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5];0;0;-2;1;&quot;mA&quot;;2)" office:value-type="string" office:string-value="" calcext:value-type="error">
            <text:p>#N/A</text:p>
          </table:table-cell>
          <table:table-cell/>
          <table:table-cell table:formula="of:=COM.MICROSOFT.SWITCH([.R11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" calcext:value-type="error">
            <text:p>#N/A</text:p>
          </table:table-cell>
          <table:table-cell table:formula="of:=BITLSHIFT([.H116];20)+BITLSHIFT([.J116];24)+BITLSHIFT([.L116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6];0;0;-2;1;&quot;mA&quot;;2)" office:value-type="string" office:string-value="" calcext:value-type="error">
            <text:p>#N/A</text:p>
          </table:table-cell>
          <table:table-cell/>
          <table:table-cell table:formula="of:=COM.MICROSOFT.SWITCH([.R11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" calcext:value-type="error">
            <text:p>#N/A</text:p>
          </table:table-cell>
          <table:table-cell table:formula="of:=BITLSHIFT([.H117];20)+BITLSHIFT([.J117];24)+BITLSHIFT([.L117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7];0;0;-2;1;&quot;mA&quot;;2)" office:value-type="string" office:string-value="" calcext:value-type="error">
            <text:p>#N/A</text:p>
          </table:table-cell>
          <table:table-cell/>
          <table:table-cell table:formula="of:=COM.MICROSOFT.SWITCH([.R11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" calcext:value-type="error">
            <text:p>#N/A</text:p>
          </table:table-cell>
          <table:table-cell table:formula="of:=BITLSHIFT([.H118];20)+BITLSHIFT([.J118];24)+BITLSHIFT([.L118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8];0;0;-2;1;&quot;mA&quot;;2)" office:value-type="string" office:string-value="" calcext:value-type="error">
            <text:p>#N/A</text:p>
          </table:table-cell>
          <table:table-cell/>
          <table:table-cell table:formula="of:=COM.MICROSOFT.SWITCH([.R11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" calcext:value-type="error">
            <text:p>#N/A</text:p>
          </table:table-cell>
          <table:table-cell table:formula="of:=BITLSHIFT([.H119];20)+BITLSHIFT([.J119];24)+BITLSHIFT([.L119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9];0;0;-2;1;&quot;mA&quot;;2)" office:value-type="string" office:string-value="" calcext:value-type="error">
            <text:p>#N/A</text:p>
          </table:table-cell>
          <table:table-cell/>
          <table:table-cell table:formula="of:=COM.MICROSOFT.SWITCH([.R11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" calcext:value-type="error">
            <text:p>#N/A</text:p>
          </table:table-cell>
          <table:table-cell table:formula="of:=BITLSHIFT([.H120];20)+BITLSHIFT([.J120];24)+BITLSHIFT([.L120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0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0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0];0;0;-2;1;&quot;mA&quot;;2)" office:value-type="string" office:string-value="" calcext:value-type="error">
            <text:p>#N/A</text:p>
          </table:table-cell>
          <table:table-cell/>
          <table:table-cell table:formula="of:=COM.MICROSOFT.SWITCH([.R120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0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0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" calcext:value-type="error">
            <text:p>#N/A</text:p>
          </table:table-cell>
          <table:table-cell table:formula="of:=BITLSHIFT([.H121];20)+BITLSHIFT([.J121];24)+BITLSHIFT([.L121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1];0;0;-2;1;&quot;mA&quot;;2)" office:value-type="string" office:string-value="" calcext:value-type="error">
            <text:p>#N/A</text:p>
          </table:table-cell>
          <table:table-cell/>
          <table:table-cell table:formula="of:=COM.MICROSOFT.SWITCH([.R12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" calcext:value-type="error">
            <text:p>#N/A</text:p>
          </table:table-cell>
          <table:table-cell table:formula="of:=BITLSHIFT([.H122];20)+BITLSHIFT([.J122];24)+BITLSHIFT([.L122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2];0;0;-2;1;&quot;mA&quot;;2)" office:value-type="string" office:string-value="" calcext:value-type="error">
            <text:p>#N/A</text:p>
          </table:table-cell>
          <table:table-cell/>
          <table:table-cell table:formula="of:=COM.MICROSOFT.SWITCH([.R12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" calcext:value-type="error">
            <text:p>#N/A</text:p>
          </table:table-cell>
          <table:table-cell table:formula="of:=BITLSHIFT([.H123];20)+BITLSHIFT([.J123];24)+BITLSHIFT([.L123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3];0;0;-2;1;&quot;mA&quot;;2)" office:value-type="string" office:string-value="" calcext:value-type="error">
            <text:p>#N/A</text:p>
          </table:table-cell>
          <table:table-cell/>
          <table:table-cell table:formula="of:=COM.MICROSOFT.SWITCH([.R12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" calcext:value-type="error">
            <text:p>#N/A</text:p>
          </table:table-cell>
          <table:table-cell table:formula="of:=BITLSHIFT([.H124];20)+BITLSHIFT([.J124];24)+BITLSHIFT([.L124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4];0;0;-2;1;&quot;mA&quot;;2)" office:value-type="string" office:string-value="" calcext:value-type="error">
            <text:p>#N/A</text:p>
          </table:table-cell>
          <table:table-cell/>
          <table:table-cell table:formula="of:=COM.MICROSOFT.SWITCH([.R12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" calcext:value-type="error">
            <text:p>#N/A</text:p>
          </table:table-cell>
          <table:table-cell table:formula="of:=BITLSHIFT([.H125];20)+BITLSHIFT([.J125];24)+BITLSHIFT([.L125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5];0;0;-2;1;&quot;mA&quot;;2)" office:value-type="string" office:string-value="" calcext:value-type="error">
            <text:p>#N/A</text:p>
          </table:table-cell>
          <table:table-cell/>
          <table:table-cell table:formula="of:=COM.MICROSOFT.SWITCH([.R12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" calcext:value-type="error">
            <text:p>#N/A</text:p>
          </table:table-cell>
          <table:table-cell table:formula="of:=BITLSHIFT([.H126];20)+BITLSHIFT([.J126];24)+BITLSHIFT([.L126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6];0;0;-2;1;&quot;mA&quot;;2)" office:value-type="string" office:string-value="" calcext:value-type="error">
            <text:p>#N/A</text:p>
          </table:table-cell>
          <table:table-cell/>
          <table:table-cell table:formula="of:=COM.MICROSOFT.SWITCH([.R12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" calcext:value-type="error">
            <text:p>#N/A</text:p>
          </table:table-cell>
          <table:table-cell table:formula="of:=BITLSHIFT([.H127];20)+BITLSHIFT([.J127];24)+BITLSHIFT([.L127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7];0;0;-2;1;&quot;mA&quot;;2)" office:value-type="string" office:string-value="" calcext:value-type="error">
            <text:p>#N/A</text:p>
          </table:table-cell>
          <table:table-cell/>
          <table:table-cell table:formula="of:=COM.MICROSOFT.SWITCH([.R12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" calcext:value-type="error">
            <text:p>#N/A</text:p>
          </table:table-cell>
          <table:table-cell table:formula="of:=BITLSHIFT([.H128];20)+BITLSHIFT([.J128];24)+BITLSHIFT([.L128];28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8];0;0;-2;1;&quot;mA&quot;;2)" office:value-type="string" office:string-value="" calcext:value-type="error">
            <text:p>#N/A</text:p>
          </table:table-cell>
          <table:table-cell/>
          <table:table-cell table:formula="of:=COM.MICROSOFT.SWITCH([.R12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f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7"/>
          <table:table-cell office:value-type="string" calcext:value-type="string">
            <text:p>note: useK will become prevK at the end of this clock cycl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3:36:37.227826112</dc:date>
    <meta:editing-duration>P2DT3H19M33S</meta:editing-duration>
    <meta:editing-cycles>77</meta:editing-cycles>
    <meta:generator>LibreOffice/7.0.4.2$Linux_X86_64 LibreOffice_project/00$Build-2</meta:generator>
    <meta:document-statistic meta:table-count="2" meta:cell-count="4869" meta:object-count="0"/>
  </office:meta>
</office:document-meta>
</file>